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5729in" fo:margin-left="0in" fo:margin-right="2.3521in" table:align="margins"/>
    </style:style>
    <style:style style:name="Tabla1.A" style:family="table-column">
      <style:table-column-properties style:column-width="1.4271in" style:rel-column-width="20451*"/>
    </style:style>
    <style:style style:name="Tabla1.B" style:family="table-column">
      <style:table-column-properties style:column-width="1.8229in" style:rel-column-width="26124*"/>
    </style:style>
    <style:style style:name="Tabla1.C" style:family="table-column">
      <style:table-column-properties style:column-width="1.3229in" style:rel-column-width="18960*"/>
    </style:style>
    <style:style style:name="Tabla1.1" style:family="table-row">
      <style:table-row-properties style:min-row-height="1.1667in"/>
    </style:style>
    <style:style style:name="Tabla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fo:padding="0.0382in" fo:border-left="none" fo:border-right="none" fo:border-top="0.25pt solid #000000" fo:border-bottom="0.25pt solid #000000"/>
    </style:style>
    <style:style style:name="Tabla1.C1" style:family="table-cell">
      <style:table-cell-properties fo:background-color="transparent" fo:padding="0.0382in" fo:border-left="none" fo:border-right="0.25pt solid #000000" fo:border-top="0.25pt solid #000000" fo:border-bottom="0.25pt solid #000000">
        <style:background-image/>
      </style:table-cell-properties>
    </style:style>
    <style:style style:name="Tabla1.A2" style:family="table-cell">
      <style:table-cell-properties fo:padding="0.0382in" fo:border-left="0.25pt solid #000000" fo:border-right="none" fo:border-top="none" fo:border-bottom="0.25pt solid #000000"/>
    </style:style>
    <style:style style:name="Tabla1.B2" style:family="table-cell">
      <style:table-cell-properties fo:padding="0.0382in" fo:border-left="none" fo:border-right="0.25pt solid #000000" fo:border-top="none" fo:border-bottom="0.25pt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ntarell"/>
    </style:style>
    <style:style style:name="P5" style:family="paragraph" style:parent-style-name="Table_20_Contents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text-properties style:font-name="Cantarell" fo:font-size="10pt" officeooo:paragraph-rsid="00175a23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text-properties style:font-name="Cantarell" officeooo:paragraph-rsid="00175a23"/>
    </style:style>
    <style:style style:name="P12" style:family="paragraph" style:parent-style-name="Table_20_Contents">
      <style:paragraph-properties fo:text-align="end" style:justify-single-word="false"/>
      <style:text-properties fo:color="#dc2300" style:font-name="Cantarell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00ff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8080" style:font-name="Cantarel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2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int-content="true" style:protect="none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<text:placeholder text:placeholder-type="text">&lt;for each="newbor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draw:frame draw:style-name="fr1" draw:name="image: (str(newborn.photo), 'image/png','2cm','2cm')" text:anchor-type="paragraph" svg:x="0.3354in" svg:y="0.2535in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5"/>
            <text:p text:style-name="P5"/>
            <text:p text:style-name="P7"><text:span text:style-name="T1">Name</text:span> : <text:placeholder text:placeholder-type="text">&lt;newborn.newborn_name&gt;</text:placeholder></text:p>
            <text:p text:style-name="P11"><text:placeholder text:placeholder-type="text">&lt;if test="newborn.mother"&gt;</text:placeholder></text:p>
            <text:p text:style-name="P8"><text:span text:style-name="T1">Mother</text:span> : <text:placeholder text:placeholder-type="text">&lt;newborn.mother.name.lastname&gt;</text:placeholder>, <text:placeholder text:placeholder-type="text">&lt;newborn.mother.name.name&gt;</text:placeholder> </text:p>
            <text:p text:style-name="P8"><text:span text:style-name="T1">Mother's </text:span><text:span text:style-name="T2">PU</text:span><text:span text:style-name="T1">ID</text:span> : <text:placeholder text:placeholder-type="text">&lt;newborn.mother.puid&gt;</text:placeholder></text:p>
            <text:p text:style-name="P8"><text:placeholder text:placeholder-type="text">&lt;/if&gt;</text:placeholder></text:p>
            <text:p text:style-name="P7"><text:span text:style-name="T1">DoB</text:span> : <text:placeholder text:placeholder-type="text">&lt;newborn.birth_date&gt;</text:placeholder></text:p>
            <text:p text:style-name="P9"><text:s/></text:p>
          </table:table-cell>
          <table:table-cell table:style-name="Tabla1.C1" office:value-type="string">
            <text:p text:style-name="P12"><text:placeholder text:placeholder-type="text">&lt;newborn.name&gt;</text:placeholder></text:p>
            <text:p text:style-name="P12"><draw:frame draw:style-name="fr2" draw:name="image: (str(newborn.qr), 'image/png','2cm','2cm')" text:anchor-type="paragraph" svg:width="0.7874in" draw:z-index="1"><draw:text-box fo:min-height="0.1965in"><text:p text:style-name="P1"/></draw:text-box></draw:frame></text:p>
          </table:table-cell>
        </table:table-row>
        <table:table-row>
          <table:table-cell table:style-name="Tabla1.A2" office:value-type="string">
            <text:p text:style-name="P6"><text:placeholder text:placeholder-type="text">&lt;if test="newborn.sex =='f'" &gt;</text:placeholder></text:p>
            <text:p text:style-name="P13">Female</text:p>
            <text:p text:style-name="P6"><text:placeholder text:placeholder-type="text">&lt;/if&gt;</text:placeholder></text:p>
            <text:p text:style-name="P3"><text:placeholder text:placeholder-type="text">&lt;if test="newborn.sex =='m'" &gt;</text:placeholder></text:p>
            <text:p text:style-name="P14">Male</text:p>
            <text:p text:style-name="P6"><text:placeholder text:placeholder-type="text">&lt;/if&gt;</text:placeholder></text:p>
          </table:table-cell>
          <table:table-cell table:style-name="Tabla1.B2" table:number-columns-spanned="2" office:value-type="string">
            <text:p text:style-name="P10"><text:span text:style-name="T1"><text:placeholder text:placeholder-type="text">&lt;newborn.weight&gt;</text:placeholder></text:span><text:span text:style-name="T1"> gr </text:span><text:span text:style-name="T3">and</text:span><text:span text:style-name="T1"> </text:span><text:span text:style-name="T1"><text:placeholder text:placeholder-type="text">&lt;newborn.length&gt;</text:placeholder></text:span><text:span text:style-name="T1"> cm</text:span></text:p>
            <text:p text:style-name="P6"/>
          </table:table-cell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7" meta:word-count="40" meta:character-count="366" meta:non-whitespace-character-count="340"/>
    <meta:user-defined meta:name="Info 1"/>
    <meta:user-defined meta:name="Info 2"/>
    <meta:user-defined meta:name="Info 3"/>
    <meta:user-defined meta:name="Info 4"/>
  </office:meta>
</office:document-meta>
</file>